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3-01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1-02-01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0-09-21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20-01-1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9-08-27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9-04-22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9-01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8-09-05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8-05-09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8-01-18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7-04-2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7-01-17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6-09-1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6-05-1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6-01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5-09-2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5-05-2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5-01-0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4-02-0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3-01-1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808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201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34" meta:object-count="0"/>
    <meta:user-defined meta:name="AppVersion">3.0</meta:user-defined>
  </office:meta>
</office:document-meta>
</file>